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2.03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00.7mm"/>
    </style:style>
    <style:style style:name="co6" style:family="table-column">
      <style:table-column-properties fo:break-before="auto" style:column-width="137.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11.09mm" fo:break-before="auto" style:use-optimal-row-height="false"/>
    </style:style>
    <style:style style:name="ro3" style:family="table-row">
      <style:table-row-properties style:row-height="20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position="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6pt solid #000000"/>
      <style:text-properties style:text-position=""/>
    </style:style>
    <style:style style:name="ce17" style:family="table-cell" style:parent-style-name="Default">
      <style:table-cell-properties fo:wrap-option="wrap" fo:border="0.06pt solid #000000"/>
      <style:text-properties style:text-position=""/>
    </style:style>
    <style:style style:name="ce18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6pt solid #000000"/>
      <style:text-properties style:text-position="" style:font-name="Times new roman" fo:font-size="12pt" style:font-size-asian="12pt" style:font-size-complex="12pt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dddd" fo:wrap-option="wrap" fo:border="0.06pt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dddddd" fo:wrap-option="wrap" fo:border="0.06pt solid #000000"/>
    </style:style>
    <style:style style:name="ce49" style:family="table-cell" style:parent-style-name="Default">
      <style:table-cell-properties fo:wrap-option="wrap" fo:border="0.06pt solid #000000"/>
    </style:style>
    <style:style style:name="ce5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Utilisateur</text:p>
          </table:table-cell>
          <table:table-cell table:style-name="ce3" office:value-type="string" calcext:value-type="string">
            <text:p>US</text:p>
          </table:table-cell>
          <table:table-cell table:style-name="ce1" office:value-type="string" calcext:value-type="string">
            <text:p>Cotation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du sprint</text:p>
          </table:table-cell>
          <table:table-cell table:style-name="ce1" office:value-type="string" calcext:value-type="string">
            <text:p>Etat d’avancement </text:p>
          </table:table-cell>
          <table:table-cell table:style-name="ce3" office:value-type="string" calcext:value-type="string">
            <text:p>Acceptance criteria</text:p>
          </table:table-cell>
          <table:table-cell table:number-columns-repeated="2"/>
          <table:table-cell table:style-name="ce19" table:number-columns-repeated="2"/>
          <table:table-cell table:style-name="ce20" table:number-columns-repeated="4"/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Conception de la base de donné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</text:p>
          </table:table-cell>
          <table:table-cell table:style-name="ce3"/>
          <table:table-cell table:number-columns-repeated="2"/>
          <table:table-cell table:style-name="ce19" table:number-columns-repeated="2"/>
          <table:table-cell table:style-name="ce20" table:number-columns-repeated="4"/>
          <table:table-cell table:style-name="ce1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Implémentation de la base de donné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</text:p>
          </table:table-cell>
          <table:table-cell table:style-name="ce3"/>
          <table:table-cell table:number-columns-repeated="2"/>
          <table:table-cell table:style-name="ce19" table:number-columns-repeated="2"/>
          <table:table-cell table:style-name="ce20" table:number-columns-repeated="4"/>
          <table:table-cell table:style-name="ce1"/>
        </table:table-row>
        <table:table-row table:style-name="ro2">
          <table:table-cell table:style-name="ce2"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5" office:value-type="string" calcext:value-type="string">
            <text:p>En tant qu’administrateur j’ai besoin de pouvoir ajouter un livre afin de le vendre.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’administrateur peut ajouter un livre en modifiant le code. (l’administrateur est un informaticien sachant coder)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2">
          <table:table-cell table:style-name="ce2"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couverture liv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n cours</text:p>
          </table:table-cell>
          <table:table-cell table:style-name="ce6" office:value-type="string" calcext:value-type="string">
            <text:p>Lorsque je charge la page d’un livre, la couverture du livre s’affiche.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3"/>
        </table:table-row>
        <table:table-row table:style-name="ro2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informations livr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orsque je charge la page d’un livre, je peux visualiser les éléments principaux d’un livre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2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Client</text:p>
          </table:table-cell>
          <table:table-cell table:style-name="ce7" office:value-type="string" calcext:value-type="string">
            <text:p>Visualisation d’une liste de livre sur la page d’accuei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 cours</text:p>
          </table:table-cell>
          <table:table-cell table:style-name="ce16"/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4"/>
        </table:table-row>
        <table:table-row table:style-name="ro2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ajouter un article dans mon panier.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’un livre je peux cliquer sur un bouton ajouter au panier. Ainsi, sur la page du panier l’article en question y figure.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4"/>
        </table:table-row>
        <table:table-row table:style-name="ro2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enlever un article de mon panier afin de corriger une erreur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4"/>
        </table:table-row>
        <table:table-row table:style-name="ro2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visualiser mon panier.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19" table:number-columns-repeated="2"/>
          <table:table-cell table:style-name="ce22"/>
          <table:table-cell table:style-name="ce15" table:number-columns-repeated="3"/>
          <table:table-cell table:style-name="ce24"/>
        </table:table-row>
        <table:table-row table:style-name="ro2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rechercher un livre selon différents critères afin de pouvoir acheter celui qui m’intéresse. 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 office:value-type="string" calcext:value-type="string">
            <text:p>Recherche implémentée sur genre, auteur, titre, prix, avis des lecteurs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mosaiqu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4"/>
        </table:table-row>
        <table:table-row table:style-name="ro2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detaillé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4"/>
        </table:table-row>
        <table:table-row table:style-name="ro2">
          <table:table-cell table:style-name="ce1" table:formula="of:=[.A13]+1" office:value-type="float" office:value="12" calcext:value-type="float">
            <text:p>12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Connexion administrateur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7"/>
          <table:table-cell table:number-columns-repeated="8"/>
          <table:table-cell table:style-name="ce24"/>
        </table:table-row>
        <table:table-row table:style-name="ro2">
          <table:table-cell table:style-name="ce1" table:formula="of:=[.A14]+1" office:value-type="float" office:value="13" calcext:value-type="float">
            <text:p>1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nexion client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7"/>
          <table:table-cell table:number-columns-repeated="8"/>
          <table:table-cell table:style-name="ce24"/>
        </table:table-row>
        <table:table-row table:style-name="ro2">
          <table:table-cell table:style-name="ce1" table:formula="of:=[.A15]+1" office:value-type="float" office:value="14" calcext:value-type="float">
            <text:p>14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m’inscrire afin de pouvoir accéder à mes informations personnelles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 office:value-type="string" calcext:value-type="string">
            <text:p>Lors d’une prochaine connexion mes données sont toujours présentes sur ma page de profil.</text:p>
          </table:table-cell>
          <table:table-cell table:number-columns-repeated="8"/>
          <table:table-cell table:style-name="ce24"/>
        </table:table-row>
        <table:table-row table:style-name="ro3">
          <table:table-cell table:style-name="ce1" table:formula="of:=[.A16]+1" office:value-type="float" office:value="15" calcext:value-type="float">
            <text:p>1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information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 office:value-type="string" calcext:value-type="string">
            <text:p>Je peut modifier :</text:p>
            <text:p>- mot de passe</text:p>
            <text:p>- adresse e-mail</text:p>
            <text:p><text:span text:style-name="T1">- Pseudo Ou/et nom prénoms</text:span></text:p>
          </table:table-cell>
          <table:table-cell table:number-columns-repeated="9"/>
        </table:table-row>
        <table:table-row table:style-name="ro2">
          <table:table-cell table:style-name="ce1" table:formula="of:=[.A17]+1" office:value-type="float" office:value="16" calcext:value-type="float">
            <text:p>16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Un client peut supprimer son compte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/>
          <table:table-cell table:number-columns-repeated="9"/>
        </table:table-row>
        <table:table-row table:style-name="ro2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pouvoir poster un commentaire afin de communiquer mon avis aux autres utilisateur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5" office:value-type="string" calcext:value-type="string">
            <text:p>Sur la page d’un livre je peux poster un commentaire sur un livre que j’ai acheté ;celui-ci sera enregistré et affiché par la suite sur la page du livre en question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Admin</text:p>
          </table:table-cell>
          <table:table-cell table:style-name="ce6" office:value-type="string" calcext:value-type="string">
            <text:p>L’administrateur peut ajouter des promotion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6"/>
          <table:table-cell table:number-columns-repeated="8"/>
          <table:table-cell table:style-name="ce24"/>
        </table:table-row>
        <table:table-row table:style-name="ro2">
          <table:table-cell table:style-name="ce1" table:formula="of:=[.A20]+1" office:value-type="float" office:value="19" calcext:value-type="float">
            <text:p>19</text:p>
          </table:table-cell>
          <table:table-cell table:style-name="ce1" office:value-type="string" calcext:value-type="string">
            <text:p>Admin</text:p>
          </table:table-cell>
          <table:table-cell table:style-name="ce8" office:value-type="string" calcext:value-type="string">
            <text:p>En tant qu’administrateur j’ai besoin de connaître les statistiques de vente d’un livre afin de pouvoir ajouter des livres pertinents pour la vente.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Lorsque je visualise les résultats ceux-ci sont cohérent avec la réalité des ventes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1]+1" office:value-type="float" office:value="20" calcext:value-type="float">
            <text:p>20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tact administrateu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4"/>
        </table:table-row>
        <table:table-row table:style-name="ro2">
          <table:table-cell table:style-name="ce1" table:formula="of:=[.A22]+1" office:value-type="float" office:value="21" calcext:value-type="float">
            <text:p>21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aiement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Le paiement peut être fait par carte bancaire ou par PayPal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3]+1" office:value-type="float" office:value="22" calcext:value-type="float">
            <text:p>22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Téléchargem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Après le paiement, le panier est téléchargé par le navigateur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4]+1" office:value-type="float" office:value="23" calcext:value-type="float">
            <text:p>2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Historique des achats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Liste des livres achetés sur page profil client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5]+1" office:value-type="float" office:value="24" calcext:value-type="float">
            <text:p>24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Envoi de mail de confirmation au client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4"/>
        </table:table-row>
        <table:table-row table:style-name="ro2">
          <table:table-cell table:style-name="ce1" table:formula="of:=[.A26]+1" office:value-type="float" office:value="25" calcext:value-type="float">
            <text:p>2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ossibilité de ré-télécharger livres achetés sur page de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Dans la liste des achats sur la page de profil client, cliquer sur le bouton télécharger à côté du nom du livre lance le téléchargement.</text:p>
          </table:table-cell>
          <table:table-cell table:number-columns-repeated="9"/>
        </table:table-row>
        <table:table-row table:style-name="ro2">
          <table:table-cell table:style-name="ce1" table:formula="of:=[.A27]+1" office:value-type="float" office:value="26" calcext:value-type="float">
            <text:p>26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Relance client pour la publication d’un avi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Envoi d’un mail au bout de 15 jours après l’achat.</text:p>
          </table:table-cell>
          <table:table-cell table:number-columns-repeated="9"/>
        </table:table-row>
        <table:table-row table:style-name="ro2">
          <table:table-cell table:style-name="ce1" table:formula="of:=[.A28]+1" office:value-type="float" office:value="27" calcext:value-type="float">
            <text:p>27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Ajout d’un moyen de paiement a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Enregistrement coordonnées bancaire ou PayPal</text:p>
          </table:table-cell>
          <table:table-cell table:number-columns-repeated="9"/>
        </table:table-row>
        <table:table-row table:style-name="ro2">
          <table:table-cell table:style-name="ce1" table:formula="of:=[.A29]+1" office:value-type="float" office:value="28" calcext:value-type="float">
            <text:p>28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d’un moyen de paiement d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0]+1" office:value-type="float" office:value="29" calcext:value-type="float">
            <text:p>29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Suppression d’un moyen de paiement du compte cli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1]+1" office:value-type="float" office:value="30" calcext:value-type="float">
            <text:p>30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Un administrateur peut voir les profils de tous les clients.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2]+1" office:value-type="float" office:value="31" calcext:value-type="float">
            <text:p>31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L’administrateur peut ajouter des suggestion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2"/>
          <table:table-cell table:style-name="ce19"/>
          <table:table-cell table:number-columns-repeated="6"/>
        </table:table-row>
        <table:table-row table:style-name="ro2">
          <table:table-cell table:style-name="ce1" table:formula="of:=[.A33]+1" office:value-type="float" office:value="32" calcext:value-type="float">
            <text:p>32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Le système affiche des suggestions personnalisée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Étant connecté sur le site des livres me sont suggérés.</text:p>
          </table:table-cell>
          <table:table-cell table:number-columns-repeated="9"/>
        </table:table-row>
        <table:table-row table:style-name="ro4" table:number-rows-repeated="5">
          <table:table-cell table:number-columns-repeated="17"/>
        </table:table-row>
        <table:table-row table:style-name="ro5" table:number-rows-repeated="2">
          <table:table-cell table:number-columns-repeated="4"/>
          <table:table-cell table:style-name="ce15" table:number-columns-repeated="3"/>
          <table:table-cell table:style-name="ce18"/>
          <table:table-cell table:number-columns-repeated="9"/>
        </table:table-row>
        <table:table-row table:style-name="ro4" table:number-rows-repeated="1048534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4:55:17.41753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5:26:41.126978905</meta:creation-date>
    <dc:date>2016-10-20T14:55:27.433661680</dc:date>
    <meta:editing-duration>PT1H32M41S</meta:editing-duration>
    <meta:editing-cycles>10</meta:editing-cycles>
    <meta:generator>LibreOffice/5.1.4.2$Linux_X86_64 LibreOffice_project/10m0$Build-2</meta:generator>
    <meta:document-statistic meta:table-count="1" meta:cell-count="202" meta:object-count="0"/>
  </office:meta>
</office:document-meta>
</file>